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264in" fo:margin-left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efa682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30be127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348e502" officeooo:paragraph-rsid="0348e502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0d36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1d8f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760e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style:writing-mode="lr-tb"/>
      <style:text-properties style:font-name="Times New Roman" fo:font-size="12pt" fo:language="uk" fo:country="UA" fo:font-weight="normal" officeooo:paragraph-rsid="033e331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2pt" fo:language="uk" fo:country="UA" fo:font-weight="normal" officeooo:paragraph-rsid="033ffb1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4c71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7679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877a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a35e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d5cc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284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ef37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5fb02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0ce5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112b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26cb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465d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6ccb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caa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8e85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d20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aeb5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c27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6dd108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0b35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27f21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464d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83c8a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b089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cac25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d447e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7eae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08c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1a22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6396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9922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d7b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cf93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8e0bfd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Table_20_Contents">
      <style:paragraph-properties fo:text-align="start" style:justify-single-word="false"/>
      <style:text-properties style:font-name="Times New Roman" fo:font-size="12pt" style:font-size-asian="10.5pt" style:font-size-complex="12pt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0ab36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6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6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6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officeooo:paragraph-rsid="030ab365" fo:hyphenate="true" fo:hyphenation-remain-char-count="2" fo:hyphenation-push-char-count="2" loext:hyphenation-no-caps="false"/>
    </style:style>
    <style:style style:name="P67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68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69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70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71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969cc" fo:hyphenate="true" fo:hyphenation-remain-char-count="2" fo:hyphenation-push-char-count="2" loext:hyphenation-no-caps="false"/>
    </style:style>
    <style:style style:name="P72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5b5f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6038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350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5" style:family="paragraph" style:parent-style-name="Standard" style:list-style-name="L4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e8ee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82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336a4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8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2afecf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9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1e972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9ca880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a4eb12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2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rsid="039f6f26" officeooo:paragraph-rsid="039f6f26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83" style:family="paragraph" style:parent-style-name="Standard" style:list-style-name="L7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8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34c71f9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2eba8df" style:font-name-asian="Times New Roman1" style:font-weight-asian="bold" style:font-size-complex="14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5" style:family="text">
      <style:text-properties officeooo:rsid="0339ec91"/>
    </style:style>
    <style:style style:name="T16" style:family="text">
      <style:text-properties officeooo:rsid="034af2fe"/>
    </style:style>
    <style:style style:name="T17" style:family="text">
      <style:text-properties officeooo:rsid="03975af7"/>
    </style:style>
    <style:style style:name="T18" style:family="text">
      <style:text-properties officeooo:rsid="039c04ed"/>
    </style:style>
    <style:style style:name="T19" style:family="text">
      <style:text-properties officeooo:rsid="0008bb06"/>
    </style:style>
    <style:style style:name="T20" style:family="text">
      <style:text-properties officeooo:rsid="03a4eb12"/>
    </style:style>
    <style:style style:name="T21" style:family="text">
      <style:text-properties officeooo:rsid="03a6e573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62in" draw:visible-area-height="1.9862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8">Лабораторна робота №</text:span><text:span text:style-name="T9">3</text:span></text:p>
      <text:p text:style-name="P16"><text:span text:style-name="T8"><text:line-break/></text:span><text:span text:style-name="T4">з дисципліни «Організація комп’ютерних мереж</text:span><text:span text:style-name="T11">»</text:span></text:p>
      <text:p text:style-name="P64"/>
      <text:p text:style-name="P17"><text:span text:style-name="T5">на тему: </text:span><text:span text:style-name="T7">«Базові топології. Компоненти комп'ютерної мережі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2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Базові топології. Компоненти комп'ютерної мережі.</text:span></text:p>
      <text:p text:style-name="P15"><text:span text:style-name="T10">Мета. </text:span><text:span text:style-name="T13">Навчитися:</text:span></text:p>
      <text:list xml:id="list2012368854" text:style-name="L1">
        <text:list-item>
          <text:p text:style-name="P68">ідентифікувати три базові топології та їх комбінації,</text:p>
        </text:list-item>
        <text:list-item>
          <text:p text:style-name="P68">описувати переваги та недоліки кожної топології,</text:p>
        </text:list-item>
        <text:list-item>
          <text:p text:style-name="P68">робити вибір топології, що відповідає реалізації конкретної задачі,</text:p>
        </text:list-item>
        <text:list-item>
          <text:p text:style-name="P68">визначати оптимальні для конкретного мережного середовища тип кабелю та апаратури підключення.</text:p>
        </text:list-item>
      </text:list>
      <text:p text:style-name="P11">Порядок виконання роботи.</text:p>
      <text:list xml:id="list1107482961" text:style-name="L2">
        <text:list-item>
          <text:p text:style-name="P69">Ознайомитись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 (Lab_top).</text:p>
        </text:list-item>
        <text:list-item>
          <text:p text:style-name="P69">Ознайомитись з описом та ілюстрацією підключення мережних компонентів (Lab_comp). Необхідно засвоїти:</text:p>
        </text:list-item>
      </text:list>
      <text:list xml:id="list3522481578" text:style-name="L3">
        <text:list-item>
          <text:list>
            <text:list-item>
              <text:p text:style-name="P70">основні концепції побудови кабельної системи в локальній обчислювальній мережі;</text:p>
            </text:list-item>
            <text:list-item>
              <text:p text:style-name="P70">основні типи кабелів, їх конструкції, характеристики і способи функціонування;</text:p>
            </text:list-item>
            <text:list-item>
              <text:p text:style-name="P71">засвоїти терміни:</text:p>
              <text:list>
                <text:list-item>
                  <text:p text:style-name="P71">“екранування”,</text:p>
                </text:list-item>
                <text:list-item>
                  <text:p text:style-name="P71">“перехресні перешкоди”,</text:p>
                </text:list-item>
                <text:list-item>
                  <text:p text:style-name="P71">“загасання”,</text:p>
                </text:list-item>
                <text:list-item>
                  <text:p text:style-name="P71">“пленум”,</text:p>
                </text:list-item>
                <text:list-item>
                  <text:p text:style-name="P71">”термінатор”;</text:p>
                </text:list-item>
              </text:list>
            </text:list-item>
          </text:list>
        </text:list-item>
      </text:list>
      <text:p text:style-name="P66"><text:span text:style-name="T14">Короткий</text:span><text:bookmark text:name="page3R_mcid74"/><text:bookmark text:name="page3R_mcid75"/><text:span text:style-name="T14"> опис базових топологій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Line93998366600240">
          <table:table-cell table:style-name="Table1.A1" office:value-type="string">
            <text:p text:style-name="P18">Топологія</text:p>
          </table:table-cell>
          <table:table-cell table:style-name="Table1.A1" office:value-type="string">
            <text:p text:style-name="P19">Визначення</text:p>
          </table:table-cell>
          <table:table-cell table:style-name="Table1.A1" office:value-type="string">
            <text:p text:style-name="P18">Переваги</text:p>
          </table:table-cell>
          <table:table-cell table:style-name="Table1.D1" office:value-type="string">
            <text:p text:style-name="P18">Недоліки</text:p>
          </table:table-cell>
        </table:table-row>
        <table:table-row table:style-name="TableLine93998403946736">
          <table:table-cell table:style-name="Table1.A2" office:value-type="string">
            <text:p text:style-name="P20">Шина<text:span text:style-name="T16">(bus)</text:span></text:p>
          </table:table-cell>
          <table:table-cell table:style-name="Table1.A2" office:value-type="string">
            <text:p text:style-name="P23"><text:span text:style-name="T15">К</text:span>омп'ютери підключені уздовж одного кабелю.</text:p>
          </table:table-cell>
          <table:table-cell table:style-name="Table1.A2" office:value-type="string">
            <text:list xml:id="list404422801" text:style-name="L4">
              <text:list-item>
                <text:p text:style-name="P72">Економна витрата кабелю.</text:p>
              </text:list-item>
              <text:list-item>
                <text:p text:style-name="P72">Порівняно недорога і нескладна у використанні мережа, середовище передачі.</text:p>
              </text:list-item>
              <text:list-item>
                <text:p text:style-name="P73">Простота, надійність.</text:p>
              </text:list-item>
              <text:list-item>
                <text:p text:style-name="P73">Легко розширюється</text:p>
              </text:list-item>
            </text:list>
          </table:table-cell>
          <table:table-cell table:style-name="Table1.D2" office:value-type="string">
            <text:list xml:id="list202041927101610" text:continue-numbering="true" text:style-name="L4">
              <text:list-item>
                <text:p text:style-name="P74">При значних об'ємах трафіку зменшується пропускна спроможність.</text:p>
              </text:list-item>
              <text:list-item>
                <text:p text:style-name="P75">Важко локалізувати проблеми.</text:p>
              </text:list-item>
              <text:list-item>
                <text:p text:style-name="P75">Вихід з ладу кабелю зупиняє роботу багатьох користувачів</text:p>
              </text:list-item>
            </text:list>
          </table:table-cell>
        </table:table-row>
        <table:table-row table:style-name="TableLine93998263710640">
          <table:table-cell table:style-name="Table1.A2" office:value-type="string">
            <text:p text:style-name="P21">Кільце<text:span text:style-name="T16">(ring)</text:span></text:p>
          </table:table-cell>
          <table:table-cell table:style-name="Table1.A2" office:value-type="string">
            <text:p text:style-name="P24">Кабель, до якого підключені комп'ютери, замкнутий у кільце.</text:p>
          </table:table-cell>
          <table:table-cell table:style-name="Table1.A2" office:value-type="string">
            <text:list xml:id="list3708095906" text:style-name="L5">
              <text:list-item>
                <text:p text:style-name="P76">Всі комп'ютери мають рівний доступ.</text:p>
              </text:list-item>
              <text:list-item>
                <text:p text:style-name="P76">Кількість користувачів не має значного впливу на продуктивність.</text:p>
              </text:list-item>
            </text:list>
          </table:table-cell>
          <table:table-cell table:style-name="Table1.D2" office:value-type="string">
            <text:list xml:id="list202041888831204" text:continue-numbering="true" text:style-name="L5">
              <text:list-item>
                <text:p text:style-name="P77">Вихід з ладу одного комп'ютера може вивести з ладу всю мережу.</text:p>
              </text:list-item>
              <text:list-item>
                <text:p text:style-name="P77">Важко локалізувати проблеми.</text:p>
              </text:list-item>
              <text:list-item>
                <text:p text:style-name="P77">Зміна конфігурації мережі вимагає зупинки роботи всієї мережі</text:p>
              </text:list-item>
            </text:list>
          </table:table-cell>
        </table:table-row>
        <table:table-row table:style-name="TableLine93998221473296">
          <table:table-cell table:style-name="Table1.A2" office:value-type="string">
            <text:p text:style-name="P22">Зірка<text:span text:style-name="T16">(Star)</text:span></text:p>
          </table:table-cell>
          <table:table-cell table:style-name="Table1.A2" office:value-type="string">
            <text:p text:style-name="P24">Комп'ютери підключені до сегментів кабелю, що виходять з однієї точки або концентратора.</text:p>
          </table:table-cell>
          <table:table-cell table:style-name="Table1.A2" office:value-type="string">
            <text:list xml:id="list4032001957" text:style-name="L6">
              <text:list-item>
                <text:p text:style-name="P78">Легко модифікувати мережу, додаючи нові комп'ютери.</text:p>
              </text:list-item>
              <text:list-item>
                <text:p text:style-name="P78">Централізований контроль і управління.</text:p>
              </text:list-item>
              <text:list-item>
                <text:p text:style-name="P78">Вихід з ладу одного комп'ютера не впливає на працездатність мережі.</text:p>
              </text:list-item>
            </text:list>
          </table:table-cell>
          <table:table-cell table:style-name="Table1.D2" office:value-type="string">
            <text:list xml:id="list202041405799754" text:continue-numbering="true" text:style-name="L6">
              <text:list-item>
                <text:p text:style-name="P79">Вихід з ладу центрального вузла виводить з ладу всю мережу</text:p>
              </text:list-item>
            </text:list>
          </table:table-cell>
        </table:table-row>
      </table:table>
      <text:p text:style-name="P61"/>
      <text:p text:style-name="P62">Короткий опис основних типів кабелів та їх характеристик</text:p>
      <table:table table:name="Table2" table:style-name="Table2">
        <table:table-column table:style-name="Table2.A" table:number-columns-repeated="5"/>
        <table:table-row table:style-name="TableLine93998227451552">
          <table:table-cell table:style-name="Table2.A1" office:value-type="string">
            <text:p text:style-name="P26">Характеристика</text:p>
          </table:table-cell>
          <table:table-cell table:style-name="Table2.A1" office:value-type="string">
            <text:p text:style-name="P27">Тонкий коаксіальний кабель</text:p>
          </table:table-cell>
          <table:table-cell table:style-name="Table2.A1" office:value-type="string">
            <text:p text:style-name="P28">Товстий коаксіальний кабель</text:p>
          </table:table-cell>
          <table:table-cell table:style-name="Table2.A1" office:value-type="string">
            <text:p text:style-name="P29">Вита пара</text:p>
          </table:table-cell>
          <table:table-cell table:style-name="Table2.E1" office:value-type="string">
            <text:p text:style-name="P30">Оптоволоконний кабель</text:p>
          </table:table-cell>
        </table:table-row>
        <table:table-row table:style-name="TableLine93998211154160">
          <table:table-cell table:style-name="Table2.A2" office:value-type="string">
            <text:p text:style-name="P59"/>
          </table:table-cell>
          <table:table-cell table:style-name="Table2.A2" office:value-type="string">
            <text:p text:style-name="P31">10Base2</text:p>
          </table:table-cell>
          <table:table-cell table:style-name="Table2.A2" office:value-type="string">
            <text:p text:style-name="P31">10Base5</text:p>
          </table:table-cell>
          <table:table-cell table:style-name="Table2.A2" office:value-type="string">
            <text:p text:style-name="P31">10BaseT</text:p>
          </table:table-cell>
          <table:table-cell table:style-name="Table2.E2" office:value-type="string">
            <text:p text:style-name="P59"/>
          </table:table-cell>
        </table:table-row>
        <table:table-row table:style-name="TableLine93998391290464">
          <table:table-cell table:style-name="Table2.A2" office:value-type="string">
            <text:p text:style-name="P32">Вартість</text:p>
          </table:table-cell>
          <table:table-cell table:style-name="Table2.A2" office:value-type="string">
            <text:p text:style-name="P33">Дорожче витої пари</text:p>
          </table:table-cell>
          <table:table-cell table:style-name="Table2.A2" office:value-type="string">
            <text:p text:style-name="P34">Дорожче за тонкий коаксіальний кабель</text:p>
          </table:table-cell>
          <table:table-cell table:style-name="Table2.A2" office:value-type="string">
            <text:p text:style-name="P35">Найдешевший</text:p>
          </table:table-cell>
          <table:table-cell table:style-name="Table2.E2" office:value-type="string">
            <text:p text:style-name="P36">Найдорожчий</text:p>
          </table:table-cell>
        </table:table-row>
        <table:table-row table:style-name="TableLine93998209506752">
          <table:table-cell table:style-name="Table2.A2" office:value-type="string">
            <text:p text:style-name="P37">Ефективна довжина кабелю*</text:p>
          </table:table-cell>
          <table:table-cell table:style-name="Table2.A2" office:value-type="string">
            <text:p text:style-name="P38">185 м</text:p>
          </table:table-cell>
          <table:table-cell table:style-name="Table2.A2" office:value-type="string">
            <text:p text:style-name="P39">500 м</text:p>
          </table:table-cell>
          <table:table-cell table:style-name="Table2.A2" office:value-type="string">
            <text:p text:style-name="P40">100 м</text:p>
          </table:table-cell>
          <table:table-cell table:style-name="Table2.E2" office:value-type="string">
            <text:p text:style-name="P41">2 км</text:p>
          </table:table-cell>
        </table:table-row>
        <table:table-row table:style-name="TableLine93998228937168">
          <table:table-cell table:style-name="Table2.A2" office:value-type="string">
            <text:p text:style-name="P42">Швидкість передачі**</text:p>
          </table:table-cell>
          <table:table-cell table:style-name="Table2.A2" office:value-type="string">
            <text:p text:style-name="P45">10 Мбіт/с</text:p>
          </table:table-cell>
          <table:table-cell table:style-name="Table2.A2" office:value-type="string">
            <text:p text:style-name="P45">10 Мбіт/с</text:p>
          </table:table-cell>
          <table:table-cell table:style-name="Table2.A2" office:value-type="string">
            <text:p text:style-name="P44">4-100 Мбіт/с</text:p>
          </table:table-cell>
          <table:table-cell table:style-name="Table2.E2" office:value-type="string">
            <text:p text:style-name="P43">100 Мбіт/с і вище</text:p>
          </table:table-cell>
        </table:table-row>
        <table:table-row table:style-name="TableLine93998397132912">
          <table:table-cell table:style-name="Table2.A2" office:value-type="string">
            <text:p text:style-name="P46">Гнучкість</text:p>
          </table:table-cell>
          <table:table-cell table:style-name="Table2.A2" office:value-type="string">
            <text:p text:style-name="P47">Досить гнучкий</text:p>
          </table:table-cell>
          <table:table-cell table:style-name="Table2.A2" office:value-type="string">
            <text:p text:style-name="P47">Менш гнучкий</text:p>
          </table:table-cell>
          <table:table-cell table:style-name="Table2.A2" office:value-type="string">
            <text:p text:style-name="P47">Найгнучкіший</text:p>
          </table:table-cell>
          <table:table-cell table:style-name="Table2.E2" office:value-type="string">
            <text:p text:style-name="P47">Не гнучкий</text:p>
          </table:table-cell>
        </table:table-row>
        <table:table-row table:style-name="TableLine93998396542016">
          <table:table-cell table:style-name="Table2.A2" office:value-type="string">
            <text:p text:style-name="P48">Простота установки</text:p>
          </table:table-cell>
          <table:table-cell table:style-name="Table2.A2" office:value-type="string">
            <text:p text:style-name="P48">Простий в установці</text:p>
          </table:table-cell>
          <table:table-cell table:style-name="Table2.A2" office:value-type="string">
            <text:p text:style-name="P48">Простий в установці</text:p>
          </table:table-cell>
          <table:table-cell table:style-name="Table2.A2" office:value-type="string">
            <text:p text:style-name="P49">Дуже простий в установці; може бути встановлений при будівництві</text:p>
          </table:table-cell>
          <table:table-cell table:style-name="Table2.E2" office:value-type="string">
            <text:p text:style-name="P49">Важкий в установці</text:p>
          </table:table-cell>
        </table:table-row>
        <table:table-row table:style-name="TableLine93998378170368">
          <table:table-cell table:style-name="Table2.A2" office:value-type="string">
            <text:p text:style-name="P50">Схильність до завад</text:p>
          </table:table-cell>
          <table:table-cell table:style-name="Table2.A2" office:value-type="string">
            <text:p text:style-name="P50">Хороший захист від перешкод</text:p>
          </table:table-cell>
          <table:table-cell table:style-name="Table2.A2" office:value-type="string">
            <text:p text:style-name="P50">Хороший захист від перешкод</text:p>
          </table:table-cell>
          <table:table-cell table:style-name="Table2.A2" office:value-type="string">
            <text:p text:style-name="P51">Схильний до перешкод</text:p>
          </table:table-cell>
          <table:table-cell table:style-name="Table2.E2" office:value-type="string">
            <text:p text:style-name="P51">Не схильний до перешкод</text:p>
          </table:table-cell>
        </table:table-row>
        <table:table-row table:style-name="TableLine93998397369856">
          <table:table-cell table:style-name="Table2.A2" office:value-type="string">
            <text:p text:style-name="P52">Особливі властивості</text:p>
          </table:table-cell>
          <table:table-cell table:style-name="Table2.A2" office:value-type="string">
            <text:p text:style-name="P52">Електронні компоненти дешевше, ніж у витої пари</text:p>
          </table:table-cell>
          <table:table-cell table:style-name="Table2.A2" office:value-type="string">
            <text:p text:style-name="P52">Електронні компоненти дешевше, ніж у витої пари</text:p>
          </table:table-cell>
          <table:table-cell table:style-name="Table2.A2" office:value-type="string">
            <text:p text:style-name="P53">Той же телефонний дріт, прокладений під час будівництва</text:p>
          </table:table-cell>
          <table:table-cell table:style-name="Table2.E2" office:value-type="string">
            <text:p text:style-name="P54">Підтримує часто мову, відео і дані</text:p>
          </table:table-cell>
        </table:table-row>
        <table:table-row table:style-name="TableLine93998290108144">
          <table:table-cell table:style-name="Table2.A2" office:value-type="string">
            <text:p text:style-name="P55">Рекомендоване застосування</text:p>
          </table:table-cell>
          <table:table-cell table:style-name="Table2.A2" office:value-type="string">
            <text:p text:style-name="P55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55">Середні або великі мережі з високими вимогами до захисту даних</text:p>
          </table:table-cell>
          <table:table-cell table:style-name="Table2.A2" office:value-type="string">
            <text:p text:style-name="P56">UTP – найдешевший варіант;</text:p>
            <text:p text:style-name="P56">STP – Token Ring будь-якого розміру</text:p>
          </table:table-cell>
          <table:table-cell table:style-name="Table2.E2" office:value-type="string">
            <text:p text:style-name="P57">Мережі будь-якого розміру з високими вимогами до швидкості передачі, рівня захисту і цілісності даних</text:p>
          </table:table-cell>
        </table:table-row>
        <table:table-row table:style-name="TableLine93998227341840">
          <table:table-cell table:style-name="Table2.A2" office:value-type="string">
            <text:p text:style-name="P58">З'єднувачі</text:p>
          </table:table-cell>
          <table:table-cell table:style-name="Table2.A2" office:value-type="string">
            <text:p text:style-name="P58">BNC</text:p>
          </table:table-cell>
          <table:table-cell table:style-name="Table2.A2" office:value-type="string">
            <text:p text:style-name="P58">AUI</text:p>
          </table:table-cell>
          <table:table-cell table:style-name="Table2.A2" office:value-type="string">
            <text:p text:style-name="P58">RJ45</text:p>
          </table:table-cell>
          <table:table-cell table:style-name="Table2.E2" office:value-type="string">
            <text:p text:style-name="P47"/>
          </table:table-cell>
        </table:table-row>
      </table:table>
      <text:p text:style-name="P25">* Ефективна довжина кабелю може змінюватися залежно від кожної конкретної</text:p>
      <text:p text:style-name="P25">мережі. З поліпшенням технології вона збільшується.</text:p>
      <text:p text:style-name="P25">** Діапазон швидкостей передачі для деяких типів кабелів розширюється. Технічні</text:p>
      <text:p text:style-name="P25">досягнення у виробництві мідних дротів привели до такої швидкості передачі сигналів,</text:p>
      <text:p text:style-name="P25">яку раніше не можна було і припустити.</text:p>
      <text:p text:style-name="P63"/>
      <text:p text:style-name="P62"><text:bookmark text:name="page3R_mcid79"/><text:bookmark text:name="page3R_mcid80"/>Висновки</text:p>
      <text:p text:style-name="P80">В ході лабораторної роботи ми ознайомилися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. <text:span text:style-name="T18">Також ознайомилися</text:span><text:span text:style-name="T19"> з описом та ілюстрацією підключення мережних компонентів.</text:span></text:p>
      <text:p text:style-name="P82">Були вивчені <text:span text:style-name="T19">основні концепції побудови кабельної системи в локальній обчислювальній мережі, основні типи кабелів, їх конструкції, характеристики і способи функціонування, </text:span><text:span text:style-name="T20">основні терміни</text:span><text:span text:style-name="T19">.</text:span></text:p>
      <text:p text:style-name="P81"><text:span text:style-name="T20">Окрім цього було з’ясовано що існує безліч комбінацій базових топологій, які й використовуються у більшості випадків. </text:span><text:span text:style-name="T21">Були розглянуті недоліки та переваги базових топологій, видів кабелів.</text:span></text:p>
      <text:p text:style-name="P60">Контрольні питання</text:p>
      <text:list xml:id="list3961108114" text:style-name="L7">
        <text:list-item>
          <text:p text:style-name="P83">Призначення комп’ютерної мережі.</text:p>
        </text:list-item>
        <text:list-item>
          <text:p text:style-name="P83">Локальні і глобальні обчислювальні мережі (ЛОМ і ГОМ).</text:p>
        </text:list-item>
        <text:list-item>
          <text:p text:style-name="P83">Два основних типи мереж: однорангові мережі и мережі на основі сервера.</text:p>
        </text:list-item>
        <text:list-item>
          <text:p text:style-name="P83">Загальні компоненти, функції і характеристики всіх мереж: сервери (server), клієнти(client), середовище (media), ресурси (resources).</text:p>
        </text:list-item>
        <text:list-item>
          <text:p text:style-name="P83">Спеціалізовані сервери.</text:p>
        </text:list-item>
        <text:list-item>
          <text:p text:style-name="P83">Топології мереж і їх вплив на характеристики мережі.</text:p>
        </text:list-item>
        <text:list-item>
          <text:p text:style-name="P83">Базові топології: шина, зірка, кільце. Компоненти необхідні для створення мереж</text:p>
          <text:p text:style-name="P83">базових топологій шина і зірка.</text:p>
        </text:list-item>
        <text:list-item>
          <text:p text:style-name="P83">Концентратори (hub): активні, пасивні, гібридні.</text:p>
        </text:list-item>
        <text:list-item>
          <text:p text:style-name="P83">Три основні групи кабелів.</text:p>
        </text:list-item>
        <text:list-item>
          <text:p text:style-name="P83">Що означають специфікації: 10BaseT, 10Base2, 10Base5.</text:p>
        </text:list-item>
        <text:list-item>
          <text:p text:style-name="P83">Топологія мережі і її компоненти (ауд. 4208а).</text:p>
        </text:list-item>
      </text:list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4-27T20:20:40.044586148</dc:date>
    <meta:editing-duration>PT10H6M23S</meta:editing-duration>
    <meta:editing-cycles>840</meta:editing-cycles>
    <meta:generator>LibreOffice/7.2.6.2$Linux_X86_64 LibreOffice_project/20$Build-2</meta:generator>
    <meta:document-statistic meta:table-count="2" meta:image-count="0" meta:object-count="1" meta:page-count="4" meta:paragraph-count="134" meta:word-count="707" meta:character-count="5138" meta:non-whitespace-character-count="4598"/>
  </office:meta>
</office:document-meta>
</file>